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749913AF2118F0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1c1c1c" draw:marker-start-width="0.279cm" draw:marker-end-width="0.279cm" draw:fill-color="#304e62" draw:textarea-horizontal-align="justify" draw:textarea-vertical-align="middle" draw:auto-grow-height="false" fo:min-height="1.75cm" fo:min-width="6.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1c1c1c" draw:marker-start-width="0.279cm" draw:marker-end-width="0.279cm" draw:fill-color="#304e62" draw:textarea-horizontal-align="justify" draw:textarea-vertical-align="middle" draw:auto-grow-height="false" fo:min-height="1.698cm" fo:min-width="6.44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ffff" style:font-name="Ubuntu" fo:font-size="24pt" style:font-size-asian="24pt" style:font-size-complex="24pt"/>
    </style:style>
    <style:style style:name="P3" style:family="paragraph">
      <loext:graphic-properties draw:fill-color="#304e62"/>
      <style:paragraph-properties fo:text-align="center"/>
      <style:text-properties fo:color="#ffffff" style:font-name="Ubuntu" fo:font-size="24pt" style:font-size-asian="24pt" style:font-size-complex="24pt"/>
    </style:style>
    <style:style style:name="T1" style:family="text">
      <style:text-properties fo:color="#ffffff" style:font-name="Ubuntu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72cm" svg:height="6.772cm" svg:x="10.614cm" svg:y="1.828cm">
          <draw:image xlink:href="Pictures/100002010000010000000100749913AF2118F06F.png" xlink:type="simple" xlink:show="embed" xlink:actuate="onLoad" loext:mime-type="image/png">
            <text:p/>
          </draw:image>
        </draw:frame>
        <draw:custom-shape draw:style-name="gr2" draw:text-style-name="P3" draw:layer="layout" svg:width="7cm" svg:height="2cm" svg:x="10.5cm" svg:y="11.3cm">
          <text:p text:style-name="P2"><text:span text:style-name="T1">1 vs 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cm" svg:height="2cm" svg:x="10.5cm" svg:y="13.7cm">
          <text:p text:style-name="P2"><text:span text:style-name="T1">1 vs CO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cm" svg:height="2cm" svg:x="10.5cm" svg:y="16.2cm">
          <text:p text:style-name="P2"><text:span text:style-name="T1">QUI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pt" fo:country="P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13:46:06.175767422</meta:creation-date>
    <dc:date>2019-02-24T15:28:53.792944152</dc:date>
    <meta:editing-duration>PT20M48S</meta:editing-duration>
    <meta:editing-cycles>8</meta:editing-cycles>
    <meta:generator>LibreOffice/6.2.0.3$Linux_X86_64 LibreOffice_project/7214efd935fe89a596a09a8da3a4bcd40563e275</meta:generator>
    <meta:document-statistic meta:object-count="4"/>
  </office:meta>
</office:document-meta>
</file>